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md_results_combined (copy)" table:style-name="ta1">
        <table:shapes>
          <draw:frame draw:z-index="0" draw:style-name="gr1" draw:text-style-name="P1" svg:width="1006.61pt" svg:height="494.73pt" svg:x="756.09pt" svg:y="19.84pt">
            <draw:object draw:notify-on-update-of-ranges="'vmd_results_combined (copy)'.A2:'vmd_results_combined (copy)'.A2 'vmd_results_combined (copy)'.A3:'vmd_results_combined (copy)'.A11 'vmd_results_combined (copy)'.B2:'vmd_results_combined (copy)'.B2 'vmd_results_combined (copy)'.B3:'vmd_results_combined (copy)'.B11 'vmd_results_combined (copy)'.C2:'vmd_results_combined (copy)'.C2 'vmd_results_combined (copy)'.C3:'vmd_results_combined (copy)'.C11 'vmd_results_combined (copy)'.D2:'vmd_results_combined (copy)'.D2 'vmd_results_combined (copy)'.D3:'vmd_results_combined (copy)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95.73pt" svg:height="466.58pt" svg:x="782.31pt" svg:y="586.26pt">
            <draw:object draw:notify-on-update-of-ranges="'vmd_results_combined (copy)'.A17:'vmd_results_combined (copy)'.A17 'vmd_results_combined (copy)'.A18:'vmd_results_combined (copy)'.A26 'vmd_results_combined (copy)'.B17:'vmd_results_combined (copy)'.B17 'vmd_results_combined (copy)'.B18:'vmd_results_combined (copy)'.B26 'vmd_results_combined (copy)'.C17:'vmd_results_combined (copy)'.C17 'vmd_results_combined (copy)'.C18:'vmd_results_combined (copy)'.C26 'vmd_results_combined (copy)'.D17:'vmd_results_combined (copy)'.D17 'vmd_results_combined (copy)'.D18:'vmd_results_combined (copy)'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ite</text:p>
          </table:table-cell>
          <table:table-cell table:style-name="Default" office:value-type="string" calcext:value-type="string">
            <text:p>Nwp</text:p>
          </table:table-cell>
          <table:table-cell table:style-name="Default" office:value-type="string" calcext:value-type="string">
            <text:p>Deep Learning</text:p>
          </table:table-cell>
          <table:table-cell table:style-name="Default" office:value-type="string" calcext:value-type="string">
            <text:p>Improvement percentag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</text:p>
          </table:table-cell>
          <table:table-cell office:value-type="float" office:value="1.72026852841831" calcext:value-type="float">
            <text:p>1.72</text:p>
          </table:table-cell>
          <table:table-cell office:value-type="float" office:value="0.97939843958574" calcext:value-type="float">
            <text:p>0.98</text:p>
          </table:table-cell>
          <table:table-cell office:value-type="percentage" office:value="0.430671186848811" calcext:value-type="percentage">
            <text:p>43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L</text:p>
          </table:table-cell>
          <table:table-cell office:value-type="float" office:value="1.44648936593899" calcext:value-type="float">
            <text:p>1.45</text:p>
          </table:table-cell>
          <table:table-cell office:value-type="float" office:value="0.861265945785246" calcext:value-type="float">
            <text:p>0.86</text:p>
          </table:table-cell>
          <table:table-cell office:value-type="percentage" office:value="0.40458190287064" calcext:value-type="percentage">
            <text:p>40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R</text:p>
          </table:table-cell>
          <table:table-cell office:value-type="float" office:value="1.14905937079439" calcext:value-type="float">
            <text:p>1.15</text:p>
          </table:table-cell>
          <table:table-cell office:value-type="float" office:value="0.63213707942031" calcext:value-type="float">
            <text:p>0.63</text:p>
          </table:table-cell>
          <table:table-cell office:value-type="percentage" office:value="0.449865607045795" calcext:value-type="percentage">
            <text:p>45%</text:p>
          </table:table-cell>
          <table:table-cell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1.47405849947287" calcext:value-type="float">
            <text:p>1.47</text:p>
          </table:table-cell>
          <table:table-cell office:value-type="float" office:value="0.939313120729649" calcext:value-type="float">
            <text:p>0.94</text:p>
          </table:table-cell>
          <table:table-cell office:value-type="percentage" office:value="0.362770798400776" calcext:value-type="percentage">
            <text:p>36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6L</text:p>
          </table:table-cell>
          <table:table-cell office:value-type="float" office:value="1.1295378504367" calcext:value-type="float">
            <text:p>1.13</text:p>
          </table:table-cell>
          <table:table-cell office:value-type="float" office:value="0.744102457023843" calcext:value-type="float">
            <text:p>0.74</text:p>
          </table:table-cell>
          <table:table-cell office:value-type="percentage" office:value="0.341232826561623" calcext:value-type="percentage">
            <text:p>34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6R</text:p>
          </table:table-cell>
          <table:table-cell office:value-type="float" office:value="1.62481017537885" calcext:value-type="float">
            <text:p>1.62</text:p>
          </table:table-cell>
          <table:table-cell office:value-type="float" office:value="0.886714548781605" calcext:value-type="float">
            <text:p>0.89</text:p>
          </table:table-cell>
          <table:table-cell office:value-type="percentage" office:value="0.454265758413993" calcext:value-type="percentage">
            <text:p>45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1</text:p>
          </table:table-cell>
          <table:table-cell office:value-type="float" office:value="1.10578519598256" calcext:value-type="float">
            <text:p>1.11</text:p>
          </table:table-cell>
          <table:table-cell office:value-type="float" office:value="0.647882844792424" calcext:value-type="float">
            <text:p>0.65</text:p>
          </table:table-cell>
          <table:table-cell office:value-type="percentage" office:value="0.414097017082293" calcext:value-type="percentage">
            <text:p>41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2</text:p>
          </table:table-cell>
          <table:table-cell office:value-type="float" office:value="1.64000831242774" calcext:value-type="float">
            <text:p>1.64</text:p>
          </table:table-cell>
          <table:table-cell office:value-type="float" office:value="0.864379874192933" calcext:value-type="float">
            <text:p>0.86</text:p>
          </table:table-cell>
          <table:table-cell office:value-type="percentage" office:value="0.472941772524695" calcext:value-type="percentage">
            <text:p>47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3</text:p>
          </table:table-cell>
          <table:table-cell office:value-type="float" office:value="1.5589421954241" calcext:value-type="float">
            <text:p>1.56</text:p>
          </table:table-cell>
          <table:table-cell office:value-type="float" office:value="0.943168067884126" calcext:value-type="float">
            <text:p>0.94</text:p>
          </table:table-cell>
          <table:table-cell office:value-type="percentage" office:value="0.394994842879635" calcext:value-type="percentage">
            <text:p>39%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Nwp</text:p>
          </table:table-cell>
          <table:table-cell office:value-type="string" calcext:value-type="string">
            <text:p>Deep Learning</text:p>
          </table:table-cell>
          <table:table-cell office:value-type="string" calcext:value-type="string">
            <text:p>Improvement percentag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1</text:p>
          </table:table-cell>
          <table:table-cell office:value-type="float" office:value="3.06842620580298" calcext:value-type="float">
            <text:p>3.07</text:p>
          </table:table-cell>
          <table:table-cell office:value-type="float" office:value="1.36302151979403" calcext:value-type="float">
            <text:p>1.36</text:p>
          </table:table-cell>
          <table:table-cell office:value-type="percentage" office:value="0.5557913313293" calcext:value-type="percentage">
            <text:p>56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L</text:p>
          </table:table-cell>
          <table:table-cell office:value-type="float" office:value="2.50031172464389" calcext:value-type="float">
            <text:p>2.50</text:p>
          </table:table-cell>
          <table:table-cell office:value-type="float" office:value="1.14145567445584" calcext:value-type="float">
            <text:p>1.14</text:p>
          </table:table-cell>
          <table:table-cell office:value-type="percentage" office:value="0.543474654297989" calcext:value-type="percentage">
            <text:p>54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8R</text:p>
          </table:table-cell>
          <table:table-cell office:value-type="float" office:value="1.33577524023372" calcext:value-type="float">
            <text:p>1.34</text:p>
          </table:table-cell>
          <table:table-cell office:value-type="float" office:value="0.797683119064456" calcext:value-type="float">
            <text:p>0.80</text:p>
          </table:table-cell>
          <table:table-cell office:value-type="percentage" office:value="0.402831333417375" calcext:value-type="percentage">
            <text:p>40%</text:p>
          </table:table-cell>
          <table:table-cell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2.64584681729021" calcext:value-type="float">
            <text:p>2.65</text:p>
          </table:table-cell>
          <table:table-cell office:value-type="float" office:value="1.3891148457571" calcext:value-type="float">
            <text:p>1.39</text:p>
          </table:table-cell>
          <table:table-cell office:value-type="percentage" office:value="0.474982891420834" calcext:value-type="percentage">
            <text:p>47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6L</text:p>
          </table:table-cell>
          <table:table-cell office:value-type="float" office:value="1.64984763746609" calcext:value-type="float">
            <text:p>1.65</text:p>
          </table:table-cell>
          <table:table-cell office:value-type="float" office:value="1.01050916556421" calcext:value-type="float">
            <text:p>1.01</text:p>
          </table:table-cell>
          <table:table-cell office:value-type="percentage" office:value="0.387513645128958" calcext:value-type="percentage">
            <text:p>39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36R</text:p>
          </table:table-cell>
          <table:table-cell office:value-type="float" office:value="2.64028365433442" calcext:value-type="float">
            <text:p>2.64</text:p>
          </table:table-cell>
          <table:table-cell office:value-type="float" office:value="1.10899427086371" calcext:value-type="float">
            <text:p>1.11</text:p>
          </table:table-cell>
          <table:table-cell office:value-type="percentage" office:value="0.579971542435173" calcext:value-type="percentage">
            <text:p>58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1</text:p>
          </table:table-cell>
          <table:table-cell office:value-type="float" office:value="1.40983923211907" calcext:value-type="float">
            <text:p>1.41</text:p>
          </table:table-cell>
          <table:table-cell office:value-type="float" office:value="0.907782213030838" calcext:value-type="float">
            <text:p>0.91</text:p>
          </table:table-cell>
          <table:table-cell office:value-type="percentage" office:value="0.356109411378497" calcext:value-type="percentage">
            <text:p>36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2</text:p>
          </table:table-cell>
          <table:table-cell office:value-type="float" office:value="2.79546478291551" calcext:value-type="float">
            <text:p>2.80</text:p>
          </table:table-cell>
          <table:table-cell office:value-type="float" office:value="1.08843191710012" calcext:value-type="float">
            <text:p>1.09</text:p>
          </table:table-cell>
          <table:table-cell office:value-type="percentage" office:value="0.610643666930783" calcext:value-type="percentage">
            <text:p>61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ID3</text:p>
          </table:table-cell>
          <table:table-cell office:value-type="float" office:value="2.8083627175745" calcext:value-type="float">
            <text:p>2.81</text:p>
          </table:table-cell>
          <table:table-cell office:value-type="float" office:value="1.33973933666646" calcext:value-type="float">
            <text:p>1.34</text:p>
          </table:table-cell>
          <table:table-cell office:value-type="percentage" office:value="0.522946474014028" calcext:value-type="percentage">
            <text:p>52%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 table:number-rows-repeated="7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ite0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72026852841831" calcext:value-type="float">
            <text:p>1.72026852841831</text:p>
          </table:table-cell>
          <table:table-cell table:style-name="Default" office:value-type="float" office:value="0.97939843958574" calcext:value-type="float">
            <text:p>0.97939843958574</text:p>
          </table:table-cell>
          <table:table-cell office:value-type="float" office:value="0.430671186848811" calcext:value-type="float">
            <text:p>0.430671186848811</text:p>
          </table:table-cell>
          <table:table-cell office:value-type="float" office:value="3.06842620580298" calcext:value-type="float">
            <text:p>3.06842620580298</text:p>
          </table:table-cell>
          <table:table-cell office:value-type="float" office:value="1.36302151979403" calcext:value-type="float">
            <text:p>1.36302151979403</text:p>
          </table:table-cell>
          <table:table-cell office:value-type="float" office:value="0.5557913313293" calcext:value-type="float">
            <text:p>0.5557913313293</text:p>
          </table:table-cell>
        </table:table-row>
        <table:table-row table:style-name="ro1">
          <table:table-cell office:value-type="string" calcext:value-type="string">
            <text:p>site1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44648936593899" calcext:value-type="float">
            <text:p>1.44648936593899</text:p>
          </table:table-cell>
          <table:table-cell table:style-name="Default" office:value-type="float" office:value="0.861265945785246" calcext:value-type="float">
            <text:p>0.861265945785246</text:p>
          </table:table-cell>
          <table:table-cell office:value-type="float" office:value="0.40458190287064" calcext:value-type="float">
            <text:p>0.40458190287064</text:p>
          </table:table-cell>
          <table:table-cell office:value-type="float" office:value="2.50031172464389" calcext:value-type="float">
            <text:p>2.50031172464389</text:p>
          </table:table-cell>
          <table:table-cell office:value-type="float" office:value="1.14145567445584" calcext:value-type="float">
            <text:p>1.14145567445584</text:p>
          </table:table-cell>
          <table:table-cell office:value-type="float" office:value="0.543474654297989" calcext:value-type="float">
            <text:p>0.543474654297989</text:p>
          </table:table-cell>
        </table:table-row>
        <table:table-row table:style-name="ro1">
          <table:table-cell office:value-type="string" calcext:value-type="string">
            <text:p>site2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14905937079439" calcext:value-type="float">
            <text:p>1.14905937079439</text:p>
          </table:table-cell>
          <table:table-cell table:style-name="Default" office:value-type="float" office:value="0.63213707942031" calcext:value-type="float">
            <text:p>0.63213707942031</text:p>
          </table:table-cell>
          <table:table-cell office:value-type="float" office:value="0.449865607045795" calcext:value-type="float">
            <text:p>0.449865607045795</text:p>
          </table:table-cell>
          <table:table-cell office:value-type="float" office:value="1.33577524023372" calcext:value-type="float">
            <text:p>1.33577524023372</text:p>
          </table:table-cell>
          <table:table-cell office:value-type="float" office:value="0.797683119064456" calcext:value-type="float">
            <text:p>0.797683119064456</text:p>
          </table:table-cell>
          <table:table-cell office:value-type="float" office:value="0.402831333417375" calcext:value-type="float">
            <text:p>0.402831333417375</text:p>
          </table:table-cell>
        </table:table-row>
        <table:table-row table:style-name="ro1">
          <table:table-cell office:value-type="string" calcext:value-type="string">
            <text:p>site3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47405849947287" calcext:value-type="float">
            <text:p>1.47405849947287</text:p>
          </table:table-cell>
          <table:table-cell table:style-name="Default" office:value-type="float" office:value="0.939313120729649" calcext:value-type="float">
            <text:p>0.939313120729649</text:p>
          </table:table-cell>
          <table:table-cell office:value-type="float" office:value="0.362770798400776" calcext:value-type="float">
            <text:p>0.362770798400776</text:p>
          </table:table-cell>
          <table:table-cell office:value-type="float" office:value="2.64584681729021" calcext:value-type="float">
            <text:p>2.64584681729021</text:p>
          </table:table-cell>
          <table:table-cell office:value-type="float" office:value="1.3891148457571" calcext:value-type="float">
            <text:p>1.3891148457571</text:p>
          </table:table-cell>
          <table:table-cell office:value-type="float" office:value="0.474982891420834" calcext:value-type="float">
            <text:p>0.474982891420834</text:p>
          </table:table-cell>
        </table:table-row>
        <table:table-row table:style-name="ro1">
          <table:table-cell office:value-type="string" calcext:value-type="string">
            <text:p>site4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1295378504367" calcext:value-type="float">
            <text:p>1.1295378504367</text:p>
          </table:table-cell>
          <table:table-cell table:style-name="Default" office:value-type="float" office:value="0.744102457023843" calcext:value-type="float">
            <text:p>0.744102457023843</text:p>
          </table:table-cell>
          <table:table-cell office:value-type="float" office:value="0.341232826561623" calcext:value-type="float">
            <text:p>0.341232826561623</text:p>
          </table:table-cell>
          <table:table-cell office:value-type="float" office:value="1.64984763746609" calcext:value-type="float">
            <text:p>1.64984763746609</text:p>
          </table:table-cell>
          <table:table-cell office:value-type="float" office:value="1.01050916556421" calcext:value-type="float">
            <text:p>1.01050916556421</text:p>
          </table:table-cell>
          <table:table-cell office:value-type="float" office:value="0.387513645128958" calcext:value-type="float">
            <text:p>0.387513645128958</text:p>
          </table:table-cell>
        </table:table-row>
        <table:table-row table:style-name="ro1">
          <table:table-cell office:value-type="string" calcext:value-type="string">
            <text:p>site5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62481017537885" calcext:value-type="float">
            <text:p>1.62481017537885</text:p>
          </table:table-cell>
          <table:table-cell table:style-name="Default" office:value-type="float" office:value="0.886714548781605" calcext:value-type="float">
            <text:p>0.886714548781605</text:p>
          </table:table-cell>
          <table:table-cell office:value-type="float" office:value="0.454265758413993" calcext:value-type="float">
            <text:p>0.454265758413993</text:p>
          </table:table-cell>
          <table:table-cell office:value-type="float" office:value="2.64028365433442" calcext:value-type="float">
            <text:p>2.64028365433442</text:p>
          </table:table-cell>
          <table:table-cell office:value-type="float" office:value="1.10899427086371" calcext:value-type="float">
            <text:p>1.10899427086371</text:p>
          </table:table-cell>
          <table:table-cell office:value-type="float" office:value="0.579971542435173" calcext:value-type="float">
            <text:p>0.579971542435173</text:p>
          </table:table-cell>
        </table:table-row>
        <table:table-row table:style-name="ro1">
          <table:table-cell office:value-type="string" calcext:value-type="string">
            <text:p>site6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10578519598256" calcext:value-type="float">
            <text:p>1.10578519598256</text:p>
          </table:table-cell>
          <table:table-cell table:style-name="Default" office:value-type="float" office:value="0.647882844792424" calcext:value-type="float">
            <text:p>0.647882844792424</text:p>
          </table:table-cell>
          <table:table-cell office:value-type="float" office:value="0.414097017082293" calcext:value-type="float">
            <text:p>0.414097017082293</text:p>
          </table:table-cell>
          <table:table-cell office:value-type="float" office:value="1.40983923211907" calcext:value-type="float">
            <text:p>1.40983923211907</text:p>
          </table:table-cell>
          <table:table-cell office:value-type="float" office:value="0.907782213030838" calcext:value-type="float">
            <text:p>0.907782213030838</text:p>
          </table:table-cell>
          <table:table-cell office:value-type="float" office:value="0.356109411378497" calcext:value-type="float">
            <text:p>0.356109411378497</text:p>
          </table:table-cell>
        </table:table-row>
        <table:table-row table:style-name="ro1">
          <table:table-cell office:value-type="string" calcext:value-type="string">
            <text:p>site7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64000831242774" calcext:value-type="float">
            <text:p>1.64000831242774</text:p>
          </table:table-cell>
          <table:table-cell table:style-name="Default" office:value-type="float" office:value="0.864379874192933" calcext:value-type="float">
            <text:p>0.864379874192933</text:p>
          </table:table-cell>
          <table:table-cell office:value-type="float" office:value="0.472941772524695" calcext:value-type="float">
            <text:p>0.472941772524695</text:p>
          </table:table-cell>
          <table:table-cell office:value-type="float" office:value="2.79546478291551" calcext:value-type="float">
            <text:p>2.79546478291551</text:p>
          </table:table-cell>
          <table:table-cell office:value-type="float" office:value="1.08843191710012" calcext:value-type="float">
            <text:p>1.08843191710012</text:p>
          </table:table-cell>
          <table:table-cell office:value-type="float" office:value="0.610643666930783" calcext:value-type="float">
            <text:p>0.610643666930783</text:p>
          </table:table-cell>
        </table:table-row>
        <table:table-row table:style-name="ro1">
          <table:table-cell office:value-type="string" calcext:value-type="string">
            <text:p>site8/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.5589421954241" calcext:value-type="float">
            <text:p>1.5589421954241</text:p>
          </table:table-cell>
          <table:table-cell table:style-name="Default" office:value-type="float" office:value="0.943168067884126" calcext:value-type="float">
            <text:p>0.943168067884126</text:p>
          </table:table-cell>
          <table:table-cell office:value-type="float" office:value="0.394994842879635" calcext:value-type="float">
            <text:p>0.394994842879635</text:p>
          </table:table-cell>
          <table:table-cell office:value-type="float" office:value="2.8083627175745" calcext:value-type="float">
            <text:p>2.8083627175745</text:p>
          </table:table-cell>
          <table:table-cell office:value-type="float" office:value="1.33973933666646" calcext:value-type="float">
            <text:p>1.33973933666646</text:p>
          </table:table-cell>
          <table:table-cell office:value-type="float" office:value="0.522946474014028" calcext:value-type="float">
            <text:p>0.522946474014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8:40:44.247611354</dc:date>
    <meta:editing-duration>P1DT6H58M5S</meta:editing-duration>
    <meta:editing-cycles>3</meta:editing-cycles>
    <meta:generator>LibreOffice/6.0.7.3$Linux_X86_64 LibreOffice_project/00m0$Build-3</meta:generator>
    <meta:document-statistic meta:table-count="1" meta:cell-count="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e8381d" dr3d:edge-rounding="5%"/>
      <style:text-properties fo:font-size="10pt" style:font-size-asian="10pt" style:font-size-complex="10pt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12cm" svg:height="17.454cm" xlink:href=".." xlink:type="simple" chart:class="chart:bar" chart:style-name="ch1">
        <chart:legend svg:x="10.972cm" svg:y="0.64cm" style:legend-expansion="custom" chartooo:width="16.828cm" chartooo:height="1.552cm" style:legend-expansion-aspect-ratio="10.8427835051546" chart:style-name="ch2"/>
        <chart:plot-area chart:style-name="ch3" table:cell-range-address="'vmd_results_combined (copy)'.A2:'vmd_results_combined (copy)'.D11" chart:data-source-has-labels="both" svg:x="1.3cm" svg:y="0.44cm" svg:width="33.645cm" svg:height="16.509cm">
          <chartooo:coordinate-region svg:x="2.212cm" svg:y="0.639cm" svg:width="32.733cm" svg:height="15.663cm"/>
          <chart:axis chart:dimension="x" chart:name="primary-x" chart:style-name="ch4" chartooo:axis-type="auto">
            <chartooo:date-scale/>
            <chart:categories table:cell-range-address="'vmd_results_combined (copy)'.A3:'vmd_results_combined (copy)'.A11"/>
          </chart:axis>
          <chart:axis chart:dimension="y" chart:name="primary-y" chart:style-name="ch5">
            <chart:title svg:x="0.03cm" svg:y="9.214cm" chart:style-name="ch6">
              <text:p>RMSE</text:p>
            </chart:title>
            <chart:grid chart:style-name="ch7" chart:class="major"/>
          </chart:axis>
          <chart:series chart:style-name="ch8" chart:values-cell-range-address="'vmd_results_combined (copy)'.B3:'vmd_results_combined (copy)'.B11" chart:label-cell-address="'vmd_results_combined (copy)'.B2:'vmd_results_combined (copy)'.B2" chart:class="chart:bar">
            <chart:data-point chart:repeated="9"/>
          </chart:series>
          <chart:series chart:style-name="ch9" chart:values-cell-range-address="'vmd_results_combined (copy)'.C3:'vmd_results_combined (copy)'.C11" chart:label-cell-address="'vmd_results_combined (copy)'.C2:'vmd_results_combined (copy)'.C2" chart:class="chart:bar">
            <chart:data-point chart:repeated="9"/>
          </chart:series>
          <chart:series chart:style-name="ch10" chart:values-cell-range-address="'vmd_results_combined (copy)'.D3:'vmd_results_combined (copy)'.D11" chart:label-cell-address="'vmd_results_combined (copy)'.D2:'vmd_results_combined (copy)'.D2" chart:class="chart:bar">
            <chart:data-point chart:style-name="ch11" chart:repeated="2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wp</text:p>
                <draw:g>
                  <svg:desc>'vmd_results_combined (copy)'.B2:'vmd_results_combined (copy)'.B2</svg:desc>
                </draw:g>
              </table:table-cell>
              <table:table-cell office:value-type="string">
                <text:p>Deep Learning</text:p>
                <draw:g>
                  <svg:desc>'vmd_results_combined (copy)'.C2:'vmd_results_combined (copy)'.C2</svg:desc>
                </draw:g>
              </table:table-cell>
              <table:table-cell office:value-type="string">
                <text:p>Improvement percentage</text:p>
                <draw:g>
                  <svg:desc>'vmd_results_combined (copy)'.D2:'vmd_results_combined (copy)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</text:p>
                <draw:g>
                  <svg:desc>'vmd_results_combined (copy)'.A3:'vmd_results_combined (copy)'.A11</svg:desc>
                </draw:g>
              </table:table-cell>
              <table:table-cell office:value-type="float" office:value="1.72026852841831">
                <text:p>1.72026852841831</text:p>
                <draw:g>
                  <svg:desc>'vmd_results_combined (copy)'.B3:'vmd_results_combined (copy)'.B11</svg:desc>
                </draw:g>
              </table:table-cell>
              <table:table-cell office:value-type="float" office:value="0.97939843958574">
                <text:p>0.97939843958574</text:p>
                <draw:g>
                  <svg:desc>'vmd_results_combined (copy)'.C3:'vmd_results_combined (copy)'.C11</svg:desc>
                </draw:g>
              </table:table-cell>
              <table:table-cell office:value-type="float" office:value="0.430671186848811">
                <text:p>0.430671186848811</text:p>
                <draw:g>
                  <svg:desc>'vmd_results_combined (copy)'.D3:'vmd_results_combined (copy)'.D11</svg:desc>
                </draw:g>
              </table:table-cell>
            </table:table-row>
            <table:table-row>
              <table:table-cell office:value-type="string">
                <text:p>18L</text:p>
              </table:table-cell>
              <table:table-cell office:value-type="float" office:value="1.44648936593899">
                <text:p>1.44648936593899</text:p>
              </table:table-cell>
              <table:table-cell office:value-type="float" office:value="0.861265945785246">
                <text:p>0.861265945785246</text:p>
              </table:table-cell>
              <table:table-cell office:value-type="float" office:value="0.40458190287064">
                <text:p>0.40458190287064</text:p>
              </table:table-cell>
            </table:table-row>
            <table:table-row>
              <table:table-cell office:value-type="string">
                <text:p>18R</text:p>
              </table:table-cell>
              <table:table-cell office:value-type="float" office:value="1.14905937079439">
                <text:p>1.14905937079439</text:p>
              </table:table-cell>
              <table:table-cell office:value-type="float" office:value="0.63213707942031">
                <text:p>0.63213707942031</text:p>
              </table:table-cell>
              <table:table-cell office:value-type="float" office:value="0.449865607045795">
                <text:p>0.4498656070457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47405849947287">
                <text:p>1.47405849947287</text:p>
              </table:table-cell>
              <table:table-cell office:value-type="float" office:value="0.939313120729649">
                <text:p>0.939313120729649</text:p>
              </table:table-cell>
              <table:table-cell office:value-type="float" office:value="0.362770798400776">
                <text:p>0.362770798400776</text:p>
              </table:table-cell>
            </table:table-row>
            <table:table-row>
              <table:table-cell office:value-type="string">
                <text:p>36L</text:p>
              </table:table-cell>
              <table:table-cell office:value-type="float" office:value="1.1295378504367">
                <text:p>1.1295378504367</text:p>
              </table:table-cell>
              <table:table-cell office:value-type="float" office:value="0.744102457023843">
                <text:p>0.744102457023843</text:p>
              </table:table-cell>
              <table:table-cell office:value-type="float" office:value="0.341232826561623">
                <text:p>0.341232826561623</text:p>
              </table:table-cell>
            </table:table-row>
            <table:table-row>
              <table:table-cell office:value-type="string">
                <text:p>36R</text:p>
              </table:table-cell>
              <table:table-cell office:value-type="float" office:value="1.62481017537885">
                <text:p>1.62481017537885</text:p>
              </table:table-cell>
              <table:table-cell office:value-type="float" office:value="0.886714548781605">
                <text:p>0.886714548781605</text:p>
              </table:table-cell>
              <table:table-cell office:value-type="float" office:value="0.454265758413993">
                <text:p>0.454265758413993</text:p>
              </table:table-cell>
            </table:table-row>
            <table:table-row>
              <table:table-cell office:value-type="string">
                <text:p>MID1</text:p>
              </table:table-cell>
              <table:table-cell office:value-type="float" office:value="1.10578519598256">
                <text:p>1.10578519598256</text:p>
              </table:table-cell>
              <table:table-cell office:value-type="float" office:value="0.647882844792424">
                <text:p>0.647882844792424</text:p>
              </table:table-cell>
              <table:table-cell office:value-type="float" office:value="0.414097017082293">
                <text:p>0.414097017082293</text:p>
              </table:table-cell>
            </table:table-row>
            <table:table-row>
              <table:table-cell office:value-type="string">
                <text:p>MID2</text:p>
              </table:table-cell>
              <table:table-cell office:value-type="float" office:value="1.64000831242774">
                <text:p>1.64000831242774</text:p>
              </table:table-cell>
              <table:table-cell office:value-type="float" office:value="0.864379874192933">
                <text:p>0.864379874192933</text:p>
              </table:table-cell>
              <table:table-cell office:value-type="float" office:value="0.472941772524695">
                <text:p>0.472941772524695</text:p>
              </table:table-cell>
            </table:table-row>
            <table:table-row>
              <table:table-cell office:value-type="string">
                <text:p>MID3</text:p>
              </table:table-cell>
              <table:table-cell office:value-type="float" office:value="1.5589421954241">
                <text:p>1.5589421954241</text:p>
              </table:table-cell>
              <table:table-cell office:value-type="float" office:value="0.943168067884126">
                <text:p>0.943168067884126</text:p>
              </table:table-cell>
              <table:table-cell office:value-type="float" office:value="0.394994842879635">
                <text:p>0.394994842879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66b3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e8381d" dr3d:edge-rounding="5%"/>
      <style:text-properties fo:font-size="10pt" style:font-size-asian="10pt" style:font-size-complex="10pt"/>
    </style:style>
    <style:style style:name="ch10" style:family="chart" style:data-style-name="N1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28cm" svg:height="16.461cm" xlink:href=".." xlink:type="simple" chart:class="chart:bar" chart:style-name="ch1">
        <chart:legend svg:x="10.296cm" svg:y="0.603cm" style:legend-expansion="custom" chartooo:width="16.646cm" chartooo:height="1.464cm" style:legend-expansion-aspect-ratio="11.370218579235" chart:style-name="ch2"/>
        <chart:plot-area chart:style-name="ch3" table:cell-range-address="'vmd_results_combined (copy)'.A17:'vmd_results_combined (copy)'.D26" chart:data-source-has-labels="both" svg:x="1.276cm" svg:y="0.403cm" svg:width="33.292cm" svg:height="15.854cm">
          <chartooo:coordinate-region svg:x="2.188cm" svg:y="0.603cm" svg:width="32.38cm" svg:height="15.007cm"/>
          <chart:axis chart:dimension="x" chart:name="primary-x" chart:style-name="ch4" chartooo:axis-type="auto">
            <chartooo:date-scale/>
            <chart:categories table:cell-range-address="'vmd_results_combined (copy)'.A18:'vmd_results_combined (copy)'.A26"/>
          </chart:axis>
          <chart:axis chart:dimension="y" chart:name="primary-y" chart:style-name="ch5">
            <chart:title svg:x="0.014cm" svg:y="8.85cm" chart:style-name="ch6">
              <text:p>RMSE</text:p>
            </chart:title>
            <chart:grid chart:style-name="ch7" chart:class="major"/>
          </chart:axis>
          <chart:series chart:style-name="ch8" chart:values-cell-range-address="'vmd_results_combined (copy)'.B18:'vmd_results_combined (copy)'.B26" chart:label-cell-address="'vmd_results_combined (copy)'.B17:'vmd_results_combined (copy)'.B17" chart:class="chart:bar">
            <chart:data-point chart:repeated="9"/>
          </chart:series>
          <chart:series chart:style-name="ch9" chart:values-cell-range-address="'vmd_results_combined (copy)'.C18:'vmd_results_combined (copy)'.C26" chart:label-cell-address="'vmd_results_combined (copy)'.C17:'vmd_results_combined (copy)'.C17" chart:class="chart:bar">
            <chart:data-point chart:repeated="9"/>
          </chart:series>
          <chart:series chart:style-name="ch10" chart:values-cell-range-address="'vmd_results_combined (copy)'.D18:'vmd_results_combined (copy)'.D26" chart:label-cell-address="'vmd_results_combined (copy)'.D17:'vmd_results_combined (copy)'.D17" chart:class="chart:bar">
            <chart:data-point chart:style-name="ch11" chart:repeated="2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wp</text:p>
                <draw:g>
                  <svg:desc>'vmd_results_combined (copy)'.B17:'vmd_results_combined (copy)'.B17</svg:desc>
                </draw:g>
              </table:table-cell>
              <table:table-cell office:value-type="string">
                <text:p>Deep Learning</text:p>
                <draw:g>
                  <svg:desc>'vmd_results_combined (copy)'.C17:'vmd_results_combined (copy)'.C17</svg:desc>
                </draw:g>
              </table:table-cell>
              <table:table-cell office:value-type="string">
                <text:p>Improvement percentage</text:p>
                <draw:g>
                  <svg:desc>'vmd_results_combined (copy)'.D17:'vmd_results_combined (copy)'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</text:p>
                <draw:g>
                  <svg:desc>'vmd_results_combined (copy)'.A18:'vmd_results_combined (copy)'.A26</svg:desc>
                </draw:g>
              </table:table-cell>
              <table:table-cell office:value-type="float" office:value="3.06842620580298">
                <text:p>3.06842620580298</text:p>
                <draw:g>
                  <svg:desc>'vmd_results_combined (copy)'.B18:'vmd_results_combined (copy)'.B26</svg:desc>
                </draw:g>
              </table:table-cell>
              <table:table-cell office:value-type="float" office:value="1.36302151979403">
                <text:p>1.36302151979403</text:p>
                <draw:g>
                  <svg:desc>'vmd_results_combined (copy)'.C18:'vmd_results_combined (copy)'.C26</svg:desc>
                </draw:g>
              </table:table-cell>
              <table:table-cell office:value-type="float" office:value="0.5557913313293">
                <text:p>0.5557913313293</text:p>
                <draw:g>
                  <svg:desc>'vmd_results_combined (copy)'.D18:'vmd_results_combined (copy)'.D26</svg:desc>
                </draw:g>
              </table:table-cell>
            </table:table-row>
            <table:table-row>
              <table:table-cell office:value-type="string">
                <text:p>18L</text:p>
              </table:table-cell>
              <table:table-cell office:value-type="float" office:value="2.50031172464389">
                <text:p>2.50031172464389</text:p>
              </table:table-cell>
              <table:table-cell office:value-type="float" office:value="1.14145567445584">
                <text:p>1.14145567445584</text:p>
              </table:table-cell>
              <table:table-cell office:value-type="float" office:value="0.543474654297989">
                <text:p>0.543474654297989</text:p>
              </table:table-cell>
            </table:table-row>
            <table:table-row>
              <table:table-cell office:value-type="string">
                <text:p>18R</text:p>
              </table:table-cell>
              <table:table-cell office:value-type="float" office:value="1.33577524023372">
                <text:p>1.33577524023372</text:p>
              </table:table-cell>
              <table:table-cell office:value-type="float" office:value="0.797683119064456">
                <text:p>0.797683119064456</text:p>
              </table:table-cell>
              <table:table-cell office:value-type="float" office:value="0.402831333417375">
                <text:p>0.4028313334173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4584681729021">
                <text:p>2.64584681729021</text:p>
              </table:table-cell>
              <table:table-cell office:value-type="float" office:value="1.3891148457571">
                <text:p>1.3891148457571</text:p>
              </table:table-cell>
              <table:table-cell office:value-type="float" office:value="0.474982891420834">
                <text:p>0.474982891420834</text:p>
              </table:table-cell>
            </table:table-row>
            <table:table-row>
              <table:table-cell office:value-type="string">
                <text:p>36L</text:p>
              </table:table-cell>
              <table:table-cell office:value-type="float" office:value="1.64984763746609">
                <text:p>1.64984763746609</text:p>
              </table:table-cell>
              <table:table-cell office:value-type="float" office:value="1.01050916556421">
                <text:p>1.01050916556421</text:p>
              </table:table-cell>
              <table:table-cell office:value-type="float" office:value="0.387513645128958">
                <text:p>0.387513645128958</text:p>
              </table:table-cell>
            </table:table-row>
            <table:table-row>
              <table:table-cell office:value-type="string">
                <text:p>36R</text:p>
              </table:table-cell>
              <table:table-cell office:value-type="float" office:value="2.64028365433442">
                <text:p>2.64028365433442</text:p>
              </table:table-cell>
              <table:table-cell office:value-type="float" office:value="1.10899427086371">
                <text:p>1.10899427086371</text:p>
              </table:table-cell>
              <table:table-cell office:value-type="float" office:value="0.579971542435173">
                <text:p>0.579971542435173</text:p>
              </table:table-cell>
            </table:table-row>
            <table:table-row>
              <table:table-cell office:value-type="string">
                <text:p>MID1</text:p>
              </table:table-cell>
              <table:table-cell office:value-type="float" office:value="1.40983923211907">
                <text:p>1.40983923211907</text:p>
              </table:table-cell>
              <table:table-cell office:value-type="float" office:value="0.907782213030838">
                <text:p>0.907782213030838</text:p>
              </table:table-cell>
              <table:table-cell office:value-type="float" office:value="0.356109411378497">
                <text:p>0.356109411378497</text:p>
              </table:table-cell>
            </table:table-row>
            <table:table-row>
              <table:table-cell office:value-type="string">
                <text:p>MID2</text:p>
              </table:table-cell>
              <table:table-cell office:value-type="float" office:value="2.79546478291551">
                <text:p>2.79546478291551</text:p>
              </table:table-cell>
              <table:table-cell office:value-type="float" office:value="1.08843191710012">
                <text:p>1.08843191710012</text:p>
              </table:table-cell>
              <table:table-cell office:value-type="float" office:value="0.610643666930783">
                <text:p>0.610643666930783</text:p>
              </table:table-cell>
            </table:table-row>
            <table:table-row>
              <table:table-cell office:value-type="string">
                <text:p>MID3</text:p>
              </table:table-cell>
              <table:table-cell office:value-type="float" office:value="2.8083627175745">
                <text:p>2.8083627175745</text:p>
              </table:table-cell>
              <table:table-cell office:value-type="float" office:value="1.33973933666646">
                <text:p>1.33973933666646</text:p>
              </table:table-cell>
              <table:table-cell office:value-type="float" office:value="0.522946474014028">
                <text:p>0.522946474014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